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947cm"/>
    </style:style>
    <style:style style:name="co6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0.75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第一幕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34">
            <text:p>34</text:p>
          </table:table-cell>
          <table:table-cell office:value-type="float" office:value="163">
            <text:p>163</text:p>
          </table:table-cell>
          <table:table-cell office:value-type="float" office:value="89">
            <text:p>89</text:p>
          </table:table-cell>
          <table:table-cell office:value-type="float" office:value="54.6">
            <text:p>54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Ｗ咲夜</text:p>
          </table:table-cell>
          <table:table-cell office:value-type="float" office:value="26">
            <text:p>26</text:p>
          </table:table-cell>
          <table:table-cell office:value-type="float" office:value="118">
            <text:p>118</text:p>
          </table:table-cell>
          <table:table-cell office:value-type="float" office:value="54">
            <text:p>54</text:p>
          </table:table-cell>
          <table:table-cell office:value-type="float" office:value="45.8">
            <text:p>45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Ｔ藍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Ｓ文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float" office:value="43">
            <text:p>43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Ａ朱鷺子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  <table:table-cell office:value-type="float" office:value="64.8">
            <text:p>64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輪妖精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Ｄスター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office:value-type="float" office:value="55.4">
            <text:p>55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Ｄ依姫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office:value-type="float" office:value="44">
            <text:p>4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Ｔ夢月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  <table:table-cell office:value-type="float" office:value="37.7">
            <text:p>37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Ｔさとり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Ｓ豊姫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Ｓ妖夢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Ｓ魔理沙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60.3">
            <text:p>60.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Ａ大妖精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Ｄ天子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Ｈサニー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31.7">
            <text:p>31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Ａゴリアテ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Ｔ鈴仙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63.9">
            <text:p>63.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レミリア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60.3">
            <text:p>60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Ｎスター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65.5">
            <text:p>65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Ｎサラ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62.3">
            <text:p>62.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Ｎサニー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45.3">
            <text:p>45.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Ａ諏訪子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ＡＤ妹紅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Ａ神奈子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ＡＤ鈴仙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ＡＤチルノ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Ｎにとり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28.3">
            <text:p>28.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Ｔフラン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早苗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42.2">
            <text:p>42.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Ｓ咲夜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ＪＫ早苗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Ｈルナ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Ｄ妖夢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非想天則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Ｈ早苗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阿求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Ａレミリア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Ｄエリー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3.6">
            <text:p>43.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Ａ幽香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Ｎアリス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51.3">
            <text:p>51.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Ｄアリス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65.8">
            <text:p>65.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Ｔ妖夢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Ａフラン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48.6">
            <text:p>48.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魔天使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Ｄ衣玖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Ｄ霊夢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Ｓリグル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2.9">
            <text:p>62.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Ｄパルスィ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Ａ妖夢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Ｔ早苗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Ｓにとり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Ｓレティ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Ａ鈴仙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Ｄ萃香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Ｓ鈴仙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7.6">
            <text:p>27.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Ｓマイ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Ｈスター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伊佐美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ＡＤ橙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Ｓフラン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Ｈ青娥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5.9">
            <text:p>25.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Ｈオレンジ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70.4">
            <text:p>70.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Ｓ幻月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Ａ萃香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65.4">
            <text:p>65.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呪い子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ＡＤレティ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雛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Ｓ幽々子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6.9">
            <text:p>26.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Ｈレティ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Ｈカナ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Ｎ文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Ａ燐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70.8">
            <text:p>70.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Ｔ魔理沙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65.2">
            <text:p>65.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ミミちゃん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73.9">
            <text:p>73.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Ｄリグル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Ｈエレン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Ｈ大妖精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Ｄ小町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Ｄレイラ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Ｄ幽々子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Ｎ聖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Ｔありす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る～こと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Ｈ夢子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8.1">
            <text:p>38.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Ｈミスティア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Ａ夢美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Ｈ神綺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Ｄパチュリー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Ｄチルノ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Ｎ豊姫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8.9">
            <text:p>78.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Ｄキスメ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Ｅルーミア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Ｎ屠自古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6.3">
            <text:p>26.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Ｄ永琳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Ｎメルラン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Ｔヤマメ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Ｓ空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Ａ空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Ｔ空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72.2">
            <text:p>72.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Ｎ霊夢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Ｈルイズ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Ａ豊姫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Ａ霊夢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Ｎメディスン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Ｓチルノ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Ｎ神子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Ａ天子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Ｎ星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4.7">
            <text:p>64.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Ｈルナサ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Ｎ神奈子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Ｎルナサ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ＡＬＩＣＥ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Ｔ咲夜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Ｔメルラン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Ｔサニー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Ｎ明羅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Ａ華扇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Ｓ静葉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ＳリリーＢ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Ｄ華扇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Ｔアリス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Ｎ小兎姫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Ｄ映姫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Ｔパルスィ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Ｎさとり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Ａ椛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Ｎ天魔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Ｎパルスィ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秋姉妹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Ｄ芳香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Ｓ橙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Ａ慧音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Ｎキクリ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Ｄ鈴仙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Ｈ燐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Ｈナズーリン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Ａ紫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Ｓ聖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Ｔキスメ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Ｔ星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Ｄにとり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Ｓ燐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ぎらてぃな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ぼーまんだ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0.9">
            <text:p>90.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Ａ先代の巫女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ＡＤ紫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ビビット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ＡＤミスティ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Ｄ輝夜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Ｎパチュリー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Ｔルナ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Ｄ美鈴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Ｔ紫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ＡリリーＢ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Ｄ里香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ぎゃらどす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Ｄ妹紅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Ａ魔理沙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Ａ小傘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れっくうざ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Ｎ朱鷺子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Ａはたて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りざーどん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Ｓ魔梨沙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Ｓユキ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Ｎ大妖精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Ｔミスティア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Ｈくるみ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Ｄメディスン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ＨリリーＷ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Ｎ幽香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Ｄルーミア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騒霊三姉妹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Ｓ美鈴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Ａ美鈴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Ａ輝夜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Ｈさとり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Ｅ魔理沙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Ｓ小傘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Ｔこいし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霖之助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ＡＤてゐ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Ａ衣玖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Ａサリエル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Ｔルナサ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5.7">
            <text:p>85.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Ｎミスティア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Ｈメディスン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Ｔパチュリー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Ｎヤマメ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Ｔ美鈴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Ｔルーミア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Ｎ小傘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Ｓ依姫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Ｄ小悪魔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Ｎこいし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ＡＤアリス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Ｔ雛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Ｎマガン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Ｔぬえ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Ｓてゐ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でぃあるが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Ｓレイセン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Ｓぬえ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Ｔナズーリン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Ｈ慧音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Ｄレティ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Ｎ勇儀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Ａ映姫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Ｄ聖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Ｓ靈夢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Ａ魅魔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Ｈ萃香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Ｔメディス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Ｎ永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ぱるきあ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Ｄレミリア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Ｎフラ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Ｈ響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Ｎチルノ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Ｓ藍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Ａ依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とり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Ａ妹紅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Ｓアリス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Ｎ妹紅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Ａ勇儀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Ｓ布都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Ｔ先代の巫女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Ｎ村紗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Ｈメルラン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Ｎルーミ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Ｓエリス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Ｓマミゾウ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ちびあや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Ｔレミリ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Ｓ慧音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ちびパルスィ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Ａユウカ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Ａ藍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ちび魔梨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Ｎ一輪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Ａ村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Ｈ布都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Ａ理香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冴月麟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Ｎ幽々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Ｓ輝夜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Ｎコンガ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Ｓ小町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Ｔリリカ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ちびにとり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Ｈ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ＤリリーＷ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Ｔ静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ＡＤマリサ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ＡＤ美鈴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神玉・陽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Ｎリグ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ちびかぐや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ＡＤ藍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Ｈヤマメ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Ｓ天子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ゾンビＦ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ちびルナ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Ｓこいし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Ｈレイラ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Ｔ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ちびキスメ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ちびさなえ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ちびオレンジ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ちびルイズ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大ナマズ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Ｄ幽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Ｄ雛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ちびサニ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ちびとき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Ｎ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Ａパチュリー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ちびよしか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Ｎリリー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ちびせいが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がぶりあ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Ｄ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るーみゃ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ちびユキ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Ｄ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一幕決勝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Ｎスター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Ｓ豊姫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Ｄ依姫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Ｔ藍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輪妖精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Ｄ妖夢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Ａ文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Ｎサラ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Ａ朱鷺子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Ｄ衣玖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ぼーまんだ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Ｈレティ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Ｄチルノ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Ｄ霊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Ｓ魔理沙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Ｈ夢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Ｈルナサ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Ｈ神綺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Ｄ美鈴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ＪＫ早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Ｎメルラ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Ｔ鈴仙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Ｄアリス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伊佐美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Ｓレミリア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Ａ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Ｈ早苗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Ｔ妖夢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Ａ萃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Ｔ魔理沙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Ａ衣玖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Ｄ萃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Ｓてゐ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呪い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Ｈスター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ＡＤレティ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Ｓ妖夢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Ｄエリー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Ｔさとり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Ｄスター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Ｓ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Ｎ朱鷺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Ｎ豊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Ｔ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Ｄ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Ｎメディス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Ｓ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Ａ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Ｔパルス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Ｈミスティ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ＡＤ妹紅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Ｄ天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Ｈ雛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ミミちゃ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Ｎキクリ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Ｎパルス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ＡＤ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Ｄ早苗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Ｔ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Ｓ文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Ｄ鈴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Ａはたて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Ａフ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Ｔ先代の巫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Ｎ神奈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Ｗ咲夜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Ｔヤマメ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Ｔ夢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Ｓチルノ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Ａサリエ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ＡＤ鈴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Ａ神奈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Ｎサニ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りざーど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Ｎ神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Ｓ魔梨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Ｓリグ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Ａ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二幕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57">
            <text:p>57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Ｗ咲夜</text:p>
          </table:table-cell>
          <table:table-cell office:value-type="float" office:value="21">
            <text:p>21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Ｄスター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43">
            <text:p>43</text:p>
          </table:table-cell>
          <table:table-cell office:value-type="float" office:value="48.9">
            <text:p>48.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Ｎサニー</text:p>
          </table:table-cell>
          <table:table-cell office:value-type="float" office:value="22">
            <text:p>22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Ｓ文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Ｄ天子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Ａ大妖精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54.7">
            <text:p>54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Ｔ藍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61.7">
            <text:p>61.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Ｓ妖夢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42.4">
            <text:p>42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Ｈサニー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50.8">
            <text:p>50.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Ｄ依姫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Ａ朱鷺子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Ａフラン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31.5">
            <text:p>31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Ｔフラン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Ａゴリアテ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Ｎにとり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Ｔ鈴仙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ＪＫ早苗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53.2">
            <text:p>53.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レミリア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52.3">
            <text:p>52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Ｓ鈴仙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52.3">
            <text:p>52.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Ｓレティ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55.8">
            <text:p>55.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Ｔ夢月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Ａレミリア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Ｔさとり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46.3">
            <text:p>46.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Ｓ豊姫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Ｎスター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Ｓ幻月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48.8">
            <text:p>48.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ＡＤ妹紅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56.4">
            <text:p>56.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ＡＤ鈴仙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エリー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伊佐美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Ｄ早苗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54.1">
            <text:p>54.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Ｈルナ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35.1">
            <text:p>35.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Ａ神奈子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Ｓ魔理沙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Ｈスター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Ｓリグル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0.6">
            <text:p>60.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阿求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Ｔ早苗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Ｓフラン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5.5">
            <text:p>35.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Ｎサラ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魔天使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43.3">
            <text:p>43.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輪妖精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43.3">
            <text:p>43.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Ｄ妖夢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79.3">
            <text:p>79.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Ｈ早苗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Ｔ妖夢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Ｎ神奈子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Ｈオレンジ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Ｎパチュリー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Ｓマイ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Ｄ幽々子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Ｓ咲夜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Ａ幽香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ＡＤチルノ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る〜こと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Ｈレティ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非想天則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Ｔサニー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9.2">
            <text:p>29.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Ａ妖夢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Ｎ屠自古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Ａ鈴仙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ＡＬＩＣＥ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Ｎアリス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7.8">
            <text:p>47.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パチュリー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呪い子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Ｈ青娥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Ｈさとり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大妖精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ＡＤ橙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Ｔ咲夜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Ｈカナ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Ｄチルノ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れっくうざ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Ｔメルラン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Ｓ幽々子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Ａ萃香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Ｎ霊夢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Ｈ夢子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Ｎ明羅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1.1">
            <text:p>21.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Ｔ空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Ｄアリス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Ｎ諏訪子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Ｓこいし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ＡＤミスティ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Ａ夢美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Ｄ萃香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Ｎ文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6.5">
            <text:p>76.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Ａ天子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Ａ空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Ｄ里香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Ｅルーミア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Ｈ雛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Ｈルイズ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Ｎコンガラ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3.3">
            <text:p>73.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Ｄ小町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Ａ美鈴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Ａ椛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Ａ魔理沙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Ｓ空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Ｔヤマメ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ＡＤてゐ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Ｓ小傘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ぎらてぃな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Ｔありす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ＡＤ紫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Ｄパルスィ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ビビット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ミミちゃん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Ｄレイラ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ちびあや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Ｎ聖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Ｎ神子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Ｄ永琳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Ｄ輝夜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Ｓチルノ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ＡＤレティ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Ｄ穣子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Ａ豊姫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Ｎ豊姫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Ｔルナ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Ｄ映姫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でぃあるが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Ｔ魔理沙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Ｄ霊夢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1.8">
            <text:p>81.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Ｎ大妖精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Ｄリグル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Ｎルナサ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Ｔアリス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Ｄ衣玖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Ｄにとり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ぱるきあ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Ｎ幽香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Ａ燐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Ａ諏訪子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ＨリリーＷ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Ｔ小悪魔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Ｓレイセン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Ｎメルラン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Ａ魅魔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Ｓにとり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Ｈ萃香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Ｎ星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Ａサリエル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Ｎミスティア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8.9">
            <text:p>88.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Ｓマミゾウ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ちびパルスィ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ちびキクリ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Ｎメディスン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Ｓ依姫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Ｓユキ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Ｓ燐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Ｎヤマメ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騒霊三姉妹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Ｈメルラン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Ａ妹紅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Ａ映姫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Ｈ布都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Ｔ紫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Ｔメディスン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Ｄメディスン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Ｔ橙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Ｈエレン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Ｓぬえ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Ａ霊夢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5.7">
            <text:p>85.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Ｔキスメ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Ｎ永琳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Ｈミスティア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Ｎ天魔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Ｈレイラ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Ｔナズーリン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Ｅ魔理沙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ＡＤ美鈴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ＳリリーＢ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Ａ慧音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Ｓ靈夢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Ｎ小傘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Ｄキスメ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Ｄ妹紅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Ｎフラン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Ｎさとり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Ｓ聖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Ｈ響子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Ｓ布都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Ｄ芳香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Ｔ静葉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Ｔリリカ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Ｎ幽々子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ＡＤアリス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Ｄ華扇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Ｓアリス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Ａユウカ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Ｎキクリ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Ｄレティ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Ｎ村紗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Ｈルナサ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Ａ先代の巫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Ｓ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Ｔレミリ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Ｔパチュリー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ＡリリーＢ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Ｓ美鈴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Ａ勇儀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Ａはたて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秋姉妹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Ｓ静葉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Ｄレミリ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Ｄ聖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Ｄ小悪魔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Ｔパルスィ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Ｄルーミア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ちびルナ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神玉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Ｔ雛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ちびサラ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ちびマガン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Ｔ星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Ｈ神綺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Ｈくるみ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Ｓ魔梨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Ｈメディス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Ａ華扇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しゃんはい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Ａ幽々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Ｎ妹紅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Ｓ輝夜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Ｔ美鈴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—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Ｔ勇儀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Ｎ朱鷺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Ｈリリカ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Ｈ永琳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Ｓエリス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Ａ小傘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霖之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Ｈ慧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ゾンビＦ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Ｈ紫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Ａパチュリー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ちびメディ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Ｎチルノ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Ｈ咲夜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Ｎ小兎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Ｄ鈴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ちびサニー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Ｓユウ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Ａ紫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Ａ藍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Ａ静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Ｎ勇儀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Ａ輝夜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Ｄ雛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大ナマ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Ｓ藍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ＡＤ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Ｄ美鈴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Ｈ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Ａ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Ｔ先代の巫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ＡＤマリサ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Ｎ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Ｎルーミ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と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ちびれいせ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Ｄ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Ｄ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Ｔミスティ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Ｎマガ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Ｄリリー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二幕決勝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伊佐美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1.7">
            <text:p>91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Ａ文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Ａ朱鷺子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Ｄ妖夢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Ｗ咲夜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Ｎ神奈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Ｈさとり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Ｄ依姫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Ｈレティ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ＡＤ鈴仙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Ｄ萃香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Ｓレティ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Ｔさとり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Ｄスター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Ｈ萃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Ｎヤマメ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ぱるきあ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文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Ｔ鈴仙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Ｈサニー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魔天使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Ｎスター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Ｄ小悪魔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Ｔあり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Ｔキスメ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Ｈオレンジ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Ｎキクリ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Ｈ雛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Ｎサニー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Ｄパチュリー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Ｓ豊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Ａ魔理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でぃあるが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Ｓレミリア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Ｔ魔理沙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Ｎ文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ＡＤ紫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Ｄ幽々子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ＡＤ妹紅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Ｄ小町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Ｈ早苗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ＪＫ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ＡＤ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Ｄ映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Ｎ星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Ｎ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Ｎサラ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Ｄ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Ｈ大妖精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Ｎパチュリー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Ｄ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Ｎ村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Ｓ妖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Ｎ幽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呪い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Ｈルイ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Ｓマイ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れっくう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非想天則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Ｈルナサ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Ｈミスティ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ＡＤ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早苗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Ｓ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Ａ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Ｔ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Ｎコンガラ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Ｓ幻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Ｔ夢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Ｓ幽々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Ｄパルス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Ｓ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Ｔ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Ａレミリ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Ｎ天魔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Ｄアリス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Ａ大妖精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Ｔサニ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Ｄ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Ａサリエ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騒霊三姉妹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Ｄ霊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Ｄ天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Ｈ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Ｈ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全試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43">
            <text:p>43</text:p>
          </table:table-cell>
          <table:table-cell office:value-type="float" office:value="267">
            <text:p>267</text:p>
          </table:table-cell>
          <table:table-cell office:value-type="float" office:value="146">
            <text:p>146</text:p>
          </table:table-cell>
          <table:table-cell office:value-type="float" office:value="54.7">
            <text:p>54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Ｓ文</text:p>
          </table:table-cell>
          <table:table-cell office:value-type="float" office:value="35">
            <text:p>35</text:p>
          </table:table-cell>
          <table:table-cell office:value-type="float" office:value="166">
            <text:p>166</text:p>
          </table:table-cell>
          <table:table-cell office:value-type="float" office:value="75">
            <text:p>75</text:p>
          </table:table-cell>
          <table:table-cell office:value-type="float" office:value="45.2">
            <text:p>45.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Ｗ咲夜</text:p>
          </table:table-cell>
          <table:table-cell office:value-type="float" office:value="32">
            <text:p>32</text:p>
          </table:table-cell>
          <table:table-cell office:value-type="float" office:value="210">
            <text:p>210</text:p>
          </table:table-cell>
          <table:table-cell office:value-type="float" office:value="106">
            <text:p>106</text:p>
          </table:table-cell>
          <table:table-cell office:value-type="float" office:value="50.5">
            <text:p>50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Ａゴリアテ</text:p>
          </table:table-cell>
          <table:table-cell office:value-type="float" office:value="32">
            <text:p>32</text:p>
          </table:table-cell>
          <table:table-cell office:value-type="float" office:value="114">
            <text:p>114</text:p>
          </table:table-cell>
          <table:table-cell office:value-type="float" office:value="37">
            <text:p>37</text:p>
          </table:table-cell>
          <table:table-cell office:value-type="float" office:value="32.5">
            <text:p>3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Ｔ藍</text:p>
          </table:table-cell>
          <table:table-cell office:value-type="float" office:value="30">
            <text:p>30</text:p>
          </table:table-cell>
          <table:table-cell office:value-type="float" office:value="175">
            <text:p>175</text:p>
          </table:table-cell>
          <table:table-cell office:value-type="float" office:value="102">
            <text:p>102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Ｔ夢月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48">
            <text:p>48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Ａ朱鷺子</text:p>
          </table:table-cell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Ｎサニー</text:p>
          </table:table-cell>
          <table:table-cell office:value-type="float" office:value="28">
            <text:p>28</text:p>
          </table:table-cell>
          <table:table-cell office:value-type="float" office:value="132">
            <text:p>132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Ｄスター</text:p>
          </table:table-cell>
          <table:table-cell office:value-type="float" office:value="26">
            <text:p>26</text:p>
          </table:table-cell>
          <table:table-cell office:value-type="float" office:value="171">
            <text:p>171</text:p>
          </table:table-cell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Ｓ妖夢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63">
            <text:p>63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Ｄ依姫</text:p>
          </table:table-cell>
          <table:table-cell office:value-type="float" office:value="22">
            <text:p>22</text:p>
          </table:table-cell>
          <table:table-cell office:value-type="float" office:value="135">
            <text:p>135</text:p>
          </table:table-cell>
          <table:table-cell office:value-type="float" office:value="78">
            <text:p>78</text:p>
          </table:table-cell>
          <table:table-cell office:value-type="float" office:value="57.8">
            <text:p>57.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Ｎにとり</text:p>
          </table:table-cell>
          <table:table-cell office:value-type="float" office:value="22">
            <text:p>22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Ｄ天子</text:p>
          </table:table-cell>
          <table:table-cell office:value-type="float" office:value="21">
            <text:p>21</text:p>
          </table:table-cell>
          <table:table-cell office:value-type="float" office:value="128">
            <text:p>128</text:p>
          </table:table-cell>
          <table:table-cell office:value-type="float" office:value="72">
            <text:p>72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輪妖精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Ｈサニー</text:p>
          </table:table-cell>
          <table:table-cell office:value-type="float" office:value="21">
            <text:p>21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Ａ大妖精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float" office:value="65">
            <text:p>65</text:p>
          </table:table-cell>
          <table:table-cell office:value-type="float" office:value="50.4">
            <text:p>50.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Ｔ鈴仙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58.2">
            <text:p>58.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Ｓ豊姫</text:p>
          </table:table-cell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office:value-type="float" office:value="66">
            <text:p>66</text:p>
          </table:table-cell>
          <table:table-cell office:value-type="float" office:value="56.9">
            <text:p>56.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Ｓ咲夜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Ｓレミリア</text:p>
          </table:table-cell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office:value-type="float" office:value="58">
            <text:p>58</text:p>
          </table:table-cell>
          <table:table-cell office:value-type="float" office:value="56.9">
            <text:p>56.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魔理沙</text:p>
          </table:table-cell>
          <table:table-cell office:value-type="float" office:value="18">
            <text:p>18</text:p>
          </table:table-cell>
          <table:table-cell office:value-type="float" office:value="104">
            <text:p>104</text:p>
          </table:table-cell>
          <table:table-cell office:value-type="float" office:value="59">
            <text:p>5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Ｔフラン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6">
            <text:p>4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Ｄエリー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ＡＤ鈴仙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Ｄ妖夢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float" office:value="74.6">
            <text:p>74.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ＡＤ妹紅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57.8">
            <text:p>57.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Ｈ早苗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53.6">
            <text:p>53.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Ｎサラ</text:p>
          </table:table-cell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office:value-type="float" office:value="53">
            <text:p>53</text:p>
          </table:table-cell>
          <table:table-cell office:value-type="float" office:value="63.9">
            <text:p>63.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Ｓリグル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61.8">
            <text:p>61.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Ｄパルスィ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ＪＫ早苗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Ｔ妖夢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53.1">
            <text:p>53.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Ａレミリア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Ｓマイ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早苗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Ｔさとり</text:p>
          </table:table-cell>
          <table:table-cell office:value-type="float" office:value="15">
            <text:p>15</text:p>
          </table:table-cell>
          <table:table-cell office:value-type="float" office:value="117">
            <text:p>117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Ｓ鈴仙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office:value-type="float" office:value="42.5">
            <text:p>42.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Ｈルナ</text:p>
          </table:table-cell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Ａフラン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35">
            <text:p>3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Ｓ幻月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Ｓにとり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Ｎスター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Ｈスター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Ａ諏訪子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Ｔ早苗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48.4">
            <text:p>48.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Ａ鈴仙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45.3">
            <text:p>45.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ＡＤチルノ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float" office:value="43.7">
            <text:p>43.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Ｈ夢子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42.5">
            <text:p>42.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非想天則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ＡＤレティ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Ａ神奈子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45">
            <text:p>45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Ｎ屠自古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41.9">
            <text:p>41.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Ｓフラン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Ｔサニー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Ｈ青娥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Ｈルイズ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1.2">
            <text:p>21.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伊佐美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73.8">
            <text:p>73.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Ｄアリス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Ｄ霊夢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60.9">
            <text:p>60.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Ｈミスティア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Ｓレティ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53.4">
            <text:p>53.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Ｈカナ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Ａ空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37.1">
            <text:p>37.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Ｅルーミア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34.3">
            <text:p>34.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Ａ天子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Ｔ空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Ａ幽香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60.9">
            <text:p>60.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Ａ妖夢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Ｈ雛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Ｔヤマメ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呪い子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39.6">
            <text:p>39.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Ｔ魔理沙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4.7">
            <text:p>64.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Ｈオレンジ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63.5">
            <text:p>63.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Ｈレティ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63.3">
            <text:p>63.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衣玖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Ａ魔理沙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魔天使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Ｔルナ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Ｈ神綺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Ｄ幽々子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46.8">
            <text:p>46.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Ｄレイラ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ＡＬＩＣＥ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3.6">
            <text:p>43.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Ｄリグル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Ｓ幽々子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1.1">
            <text:p>31.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Ｎ神奈子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70.7">
            <text:p>70.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Ａ燐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67.6">
            <text:p>67.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Ｎ霊夢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64.9">
            <text:p>64.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Ｄ萃香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60.9">
            <text:p>60.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Ｎ文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Ａ萃香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Ｔメルラン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Ｄパチュリー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Ｄチルノ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51.3">
            <text:p>51.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Ｈ大妖精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Ｄ映姫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ＳリリーＢ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Ｓ空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Ｄ小町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Ａ美鈴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Ｎパチュリー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Ａ夢美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Ｈルナサ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76.2">
            <text:p>76.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ミミちゃん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Ｔパチュリー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Ａ椛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65.5">
            <text:p>65.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Ｈさとり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Ｎ聖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Ｎ神子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Ａ華扇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Ａ先代の巫女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ＡＤ橙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3">
            <text:p>23</text:p>
          </table:table-cell>
          <table:table-cell office:value-type="float" office:value="46.9">
            <text:p>46.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Ｄキスメ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Ａ輝夜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Ｔ咲夜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Ｈ燐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ＡＤてゐ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Ｎさとり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秋姉妹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Ｄ芳香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Ｎキクリ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6.5">
            <text:p>76.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Ｄ穣子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Ｈエレン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63.3">
            <text:p>63.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Ｓエリス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Ｄ里香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Ｔキスメ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Ｄにとり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Ｄ永琳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Ｎアリス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Ｔリリカ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ＡＤミスティ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8.3">
            <text:p>48.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Ｓ小傘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Ｓこいし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Ａ紫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Ｓ橙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Ｎルナサ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Ａ妹紅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Ｎメルラン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Ｎメディスン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4.6">
            <text:p>34.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Ｔパルスィ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Ｓユキ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Ｎ明羅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ＡＤアリス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ちびあや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ＡリリーＢ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3.3">
            <text:p>73.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でぃあるが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0.6">
            <text:p>70.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Ｎ豊姫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67.7">
            <text:p>67.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ビビット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Ｄ輝夜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65.2">
            <text:p>65.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Ｎ大妖精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Ａ慧音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Ｎ幽香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Ｓ聖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Ｄ美鈴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阿求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45.9">
            <text:p>45.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Ｎ天魔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Ｄルーミア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る～こと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40.4">
            <text:p>40.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Ｓ静葉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Ｅ魔理沙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騒霊三姉妹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Ｓ依姫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ＨリリーＷ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Ｔありす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34.3">
            <text:p>34.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Ｈレイラ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Ｈメルラン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1.7">
            <text:p>91.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Ｎ村紗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8.9">
            <text:p>88.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Ａはたて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8.6">
            <text:p>78.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Ｎ星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Ｎミスティア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ＡＤ美鈴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Ｄ聖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ＡＤ紫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Ｈ慧音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ぎらてぃな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Ｓ美鈴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れっくうざ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Ｎこいし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Ａサリエル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Ｔアリス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Ｄ妹紅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Ｓ燐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Ａ霊夢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Ｔ紫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Ｓぬえ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Ａ映姫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Ｓチルノ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8.3">
            <text:p>48.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Ｓ靈夢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りざーどん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Ｎ幽々子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Ｄ鈴仙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Ｎヤマメ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Ｈ萃香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Ｔミスティア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Ｔ美鈴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Ａ勇儀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Ｔ先代の巫女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Ｔナズーリン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Ｓマミゾウ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Ｓレイセン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Ｈ布都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Ｄメディスン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Ｔ星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Ｔルーミア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Ｓアリス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Ｓ布都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Ｎ妹紅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Ｔ静葉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霖之助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Ｈナズーリン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Ａ衣玖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神玉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ちびサニー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Ｓてゐ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Ｓ小町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ぼーまんだ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0.9">
            <text:p>90.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ぎゃらどす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Ｎパルスィ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Ｓ魔梨沙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Ｎマガン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Ｓ慧音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Ｎコンガラ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0.6">
            <text:p>70.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Ｎ朱鷺子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大ナマズ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Ｄ雛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冴月麟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Ｓ輝夜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Ａ依姫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Ｈくるみ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Ｎチルノ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Ｎ小兎姫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Ｎ諏訪子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Ｔ小悪魔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Ｔこいし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Ｈ紫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Ａ豊姫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Ｔ雛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Ｄレミリア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Ｔレミリア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Ｄ華扇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Ｎ小傘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Ｎルーミア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とり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Ａ魅魔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Ｎ勇儀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ゾンビＦ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ちびパルスィ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ちびルナ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ＤリリーＷ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ＡＤマリサ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Ａ幽々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Ｈヤマメ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Ｄ諏訪子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Ｄ慧音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ちびメディ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Ｈ永琳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Ｓ天子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ちびさなえ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ちびオレンジ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ちびルイズ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がぶりあ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Ｔルナサ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5.7">
            <text:p>85.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Ｈ響子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ぱるきあ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ＡＤ藍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Ｔ勇儀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Ｄレティ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Ｄ小悪魔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Ｎ永琳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Ｓ藍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Ｔぬえ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Ｈメディスン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Ａユウカ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ちびにとり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Ｓユウ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Ａ小傘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Ｔ橙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Ｎ一輪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Ａパチュリー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Ｔメディスン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Ｎフラン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ちびキクリ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Ａ藍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ちびサラ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ちびマガン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ちび魔梨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Ａ村紗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Ａ理香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しゃんはい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―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Ｈリリカ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神玉・陽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Ｎリグ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ちびかぐや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Ｈ咲夜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Ａ静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Ｔ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ちびキスメ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Ｄ幽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ちびとき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Ｎ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ちびよしか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Ｎリリー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ちびせいが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るーみゃ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ちびユキ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Ａ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Ｎ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ちびれいせ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全決勝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伊佐美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Ａ朱鷺子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Ｄ依姫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Ｄ妖夢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Ｎスター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Ｓ豊姫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Ｈレティ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Ｔ藍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輪妖精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Ｎサラ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Ｗ咲夜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Ｔ鈴仙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Ｄ萃香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Ｔさとり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Ｎ神奈子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Ｄスター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Ｄ霊夢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レミリア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Ｓレティ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Ｈ早苗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ＡＤ鈴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Ｈさとり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Ｄ衣玖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ぼーまんだ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Ｈルナサ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Ｄチルノ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Ｔ魔理沙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ＪＫ早苗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アリス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Ｓ魔理沙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Ａ燐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Ｓ文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Ｈ夢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Ｈ神綺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Ｄ美鈴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Ｎメルラ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呪い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ＡＤ妹紅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Ｓ妖夢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Ｈ雛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Ｎキクリ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Ｔ妖夢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Ｎサニー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Ｈ萃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Ｎヤマメ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ぱるきあ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Ｈサニー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魔天使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Ａ萃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Ａ衣玖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Ｓてゐ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Ｈスター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Ｄ映姫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ＡＤレティ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Ｈミスティア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Ｄ天子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Ｄエリー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ＡＤ橙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Ｄ早苗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Ｔ夢月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Ａサリエル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小悪魔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Ｔあり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Ｔキスメ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Ｈオレンジ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Ｄパチュリー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Ａ魔理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でぃあるが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Ｎ文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ＡＤ紫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Ｄ幽々子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Ｄ小町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Ｓ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Ｎ朱鷺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Ｎ豊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Ｔ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Ｎメディス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Ａ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Ｔパルス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ミミちゃ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Ｎパルス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Ｔ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Ｄ鈴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Ａはたて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Ａフ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Ｔ先代の巫女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Ｔヤマメ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Ｈ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Ｓチルノ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Ａ神奈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りざーど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Ｎ神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Ｓ魔梨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Ｓリグ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Ａ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ＡＤ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Ｎ星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Ｎ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Ｄ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Ｈ大妖精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Ｎパチュリー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Ｄ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Ｎ村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Ｎ幽香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Ｈルイ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Ｓマイ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れっくう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非想天則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Ｓ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Ｔ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Ｎコンガラ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Ｓ幻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Ｓ幽々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Ｄパルスィ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Ｓ咲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Ｔ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Ａレミリ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Ｎ天魔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Ａ大妖精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Ｔサニ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Ｄ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騒霊三姉妹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Ｈ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Ｈ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database-ranges>
        <table:database-range table:target-range-address="全試合.A1:全試合.F311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2012/11/26</text:date>, <text:time>03:56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6T03:56:27.09</dc:date>
    <meta:generator>OpenOffice.org/3.4$Win32 OpenOffice.org_project/340m1$Build-9590</meta:generator>
    <meta:editing-duration>PT3H8M28S</meta:editing-duration>
    <meta:editing-cycles>4</meta:editing-cycles>
    <meta:document-statistic meta:table-count="6" meta:cell-count="6996" meta:object-count="0"/>
  </office:meta>
</office:document-meta>
</file>